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c855" officeooo:paragraph-rsid="0004c855"/>
    </style:style>
    <style:style style:name="P2" style:family="paragraph" style:parent-style-name="Standard">
      <style:paragraph-properties fo:text-align="end" style:justify-single-word="false"/>
      <style:text-properties officeooo:rsid="0004c855" officeooo:paragraph-rsid="0004c855"/>
    </style:style>
    <style:style style:name="P3" style:family="paragraph" style:parent-style-name="Standard">
      <style:paragraph-properties fo:text-align="start" style:justify-single-word="false"/>
      <style:text-properties officeooo:rsid="0004c855" officeooo:paragraph-rsid="0004c855"/>
    </style:style>
    <style:style style:name="P4" style:family="paragraph" style:parent-style-name="Standard">
      <style:text-properties fo:font-style="italic" officeooo:rsid="0004c855" officeooo:paragraph-rsid="0004c855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mone Cipriani, <text:span text:style-name="T1">5951907</text:span></text:p>
      <text:p text:style-name="P2">Progetto per “<text:span text:style-name="T1">Reti di Calcolatori</text:span>”</text:p>
      <text:p text:style-name="P2">Livelli implementati: <text:span text:style-name="T1">1</text:span>, <text:span text:style-name="T1">2</text:span>, <text:span text:style-name="T1">3</text:span>, <text:span text:style-name="T1">4</text:span>, <text:span text:style-name="T1">5</text:span>, <text:span text:style-name="T1">6</text:span></text:p>
      <text:p text:style-name="P2"/>
      <text:p text:style-name="P2"/>
      <text:p text:style-name="P3"><text:span text:style-name="T2">Repository </text:span><text:span text:style-name="T1">git</text:span><text:span text:style-name="T2"> disponibile su: </text:span><text:span text:style-name="T3">https://github.com/gesucca/networks-class-homework</text:span></text:p>
      <text:p text:style-name="P4"/>
      <text:p text:style-name="P1"/>
      <text:p text:style-name="P1"><text:span text:style-name="T1">Descrizione del codice</text:span>: si veda ./javadoc/index.html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Cipriani</meta:initial-creator>
    <meta:creation-date>2018-01-02T15:30:18.242810215</meta:creation-date>
    <meta:generator>LibreOffice/4.3.3.2$Linux_X86_64 LibreOffice_project/430m0$Build-2</meta:generator>
    <dc:date>2018-01-02T16:00:50.601362404</dc:date>
    <dc:creator>Simone Cipriani</dc:creator>
    <meta:editing-duration>PT14M53S</meta:editing-duration>
    <meta:editing-cycles>1</meta:editing-cycles>
    <meta:document-statistic meta:table-count="0" meta:image-count="0" meta:object-count="0" meta:page-count="1" meta:paragraph-count="5" meta:word-count="27" meta:character-count="229" meta:non-whitespace-character-count="207"/>
  </office:meta>
</office:document-meta>
</file>